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8a3" officeooo:paragraph-rsid="001208a3"/>
    </style:style>
    <style:style style:name="P2" style:family="paragraph" style:parent-style-name="Standard">
      <style:text-properties officeooo:rsid="001208a3" officeooo:paragraph-rsid="00223da7"/>
    </style:style>
    <style:style style:name="P3" style:family="paragraph" style:parent-style-name="Standard">
      <style:text-properties officeooo:rsid="00136f8d" officeooo:paragraph-rsid="00136f8d"/>
    </style:style>
    <style:style style:name="P4" style:family="paragraph" style:parent-style-name="Standard">
      <style:text-properties officeooo:rsid="00136f8d" officeooo:paragraph-rsid="0029466a"/>
    </style:style>
    <style:style style:name="P5" style:family="paragraph" style:parent-style-name="Standard">
      <style:text-properties officeooo:rsid="00136f8d" officeooo:paragraph-rsid="002b1a75"/>
    </style:style>
    <style:style style:name="P6" style:family="paragraph" style:parent-style-name="Standard">
      <style:text-properties officeooo:rsid="0014087a" officeooo:paragraph-rsid="0014087a"/>
    </style:style>
    <style:style style:name="P7" style:family="paragraph" style:parent-style-name="Standard">
      <style:text-properties fo:font-weight="bold" officeooo:rsid="001766a4" officeooo:paragraph-rsid="001766a4" style:font-weight-asian="bold" style:font-weight-complex="bold"/>
    </style:style>
    <style:style style:name="P8" style:family="paragraph" style:parent-style-name="Standard">
      <style:text-properties fo:font-weight="bold" officeooo:rsid="0014087a" officeooo:paragraph-rsid="0014087a" style:font-weight-asian="bold" style:font-weight-complex="bold"/>
    </style:style>
    <style:style style:name="P9" style:family="paragraph" style:parent-style-name="Standard">
      <style:text-properties fo:font-weight="bold" officeooo:rsid="00136f8d" officeooo:paragraph-rsid="00136f8d" style:font-weight-asian="bold" style:font-weight-complex="bold"/>
    </style:style>
    <style:style style:name="P10" style:family="paragraph" style:parent-style-name="Standard">
      <style:text-properties fo:font-weight="bold" officeooo:rsid="00197de0" officeooo:paragraph-rsid="00197de0" style:font-weight-asian="bold" style:font-weight-complex="bold"/>
    </style:style>
    <style:style style:name="P11" style:family="paragraph" style:parent-style-name="Standard">
      <style:text-properties fo:font-weight="bold" officeooo:rsid="001bc668" officeooo:paragraph-rsid="001bc668" style:font-weight-asian="bold" style:font-weight-complex="bold"/>
    </style:style>
    <style:style style:name="P12" style:family="paragraph" style:parent-style-name="Standard">
      <style:text-properties fo:font-weight="bold" officeooo:rsid="001208a3" officeooo:paragraph-rsid="001208a3" style:font-weight-asian="bold" style:font-weight-complex="bold"/>
    </style:style>
    <style:style style:name="P13" style:family="paragraph" style:parent-style-name="Standard">
      <style:text-properties fo:font-weight="bold" officeooo:rsid="0027817c" officeooo:paragraph-rsid="0027817c" style:font-weight-asian="bold" style:font-weight-complex="bold"/>
    </style:style>
    <style:style style:name="P14" style:family="paragraph" style:parent-style-name="Standard">
      <style:text-properties fo:font-weight="normal" officeooo:rsid="001766a4" officeooo:paragraph-rsid="001766a4" style:font-weight-asian="normal" style:font-weight-complex="normal"/>
    </style:style>
    <style:style style:name="P15" style:family="paragraph" style:parent-style-name="Standard">
      <style:text-properties fo:font-weight="normal" officeooo:rsid="001bc668" officeooo:paragraph-rsid="001bc668" style:font-weight-asian="normal" style:font-weight-complex="normal"/>
    </style:style>
    <style:style style:name="P16" style:family="paragraph" style:parent-style-name="Standard">
      <style:text-properties fo:color="#000000" style:font-name="Monospace" fo:font-size="10pt" officeooo:rsid="00136f8d" officeooo:paragraph-rsid="00136f8d" fo:background-color="#e8f2fe" style:font-size-asian="10pt"/>
    </style:style>
    <style:style style:name="P17" style:family="paragraph" style:parent-style-name="Standard">
      <style:text-properties fo:color="#000000" style:font-name="Monospace" fo:font-size="10pt" officeooo:rsid="00136f8d" officeooo:paragraph-rsid="00136f8d" style:font-size-asian="10pt"/>
    </style:style>
    <style:style style:name="P18" style:family="paragraph" style:parent-style-name="Standard">
      <style:text-properties fo:color="#000000" style:font-name="Monospace" fo:font-size="10pt" officeooo:rsid="00223da7" officeooo:paragraph-rsid="00223da7" style:font-size-asian="10pt"/>
    </style:style>
    <style:style style:name="P19" style:family="paragraph" style:parent-style-name="Standard">
      <style:text-properties officeooo:rsid="00197de0" officeooo:paragraph-rsid="00197de0"/>
    </style:style>
    <style:style style:name="P20" style:family="paragraph" style:parent-style-name="Standard">
      <style:text-properties officeooo:rsid="00223da7" officeooo:paragraph-rsid="00223da7"/>
    </style:style>
    <style:style style:name="P21" style:family="paragraph" style:parent-style-name="Standard">
      <style:text-properties officeooo:rsid="00223da7" officeooo:paragraph-rsid="0023e500"/>
    </style:style>
    <style:style style:name="P22" style:family="paragraph" style:parent-style-name="Standard">
      <style:text-properties officeooo:rsid="00223da7" officeooo:paragraph-rsid="002535fe"/>
    </style:style>
    <style:style style:name="P23" style:family="paragraph" style:parent-style-name="Standard">
      <style:text-properties officeooo:rsid="0023e500" officeooo:paragraph-rsid="0023e500"/>
    </style:style>
    <style:style style:name="P24" style:family="paragraph" style:parent-style-name="Standard">
      <style:text-properties officeooo:paragraph-rsid="0023e500"/>
    </style:style>
    <style:style style:name="P25" style:family="paragraph" style:parent-style-name="Standard">
      <style:text-properties officeooo:rsid="001bc668" officeooo:paragraph-rsid="001bc668"/>
    </style:style>
    <style:style style:name="P26" style:family="paragraph" style:parent-style-name="Standard">
      <style:text-properties fo:color="#3f7f5f" style:font-name="Monospace" fo:font-size="10pt" officeooo:rsid="00223da7" officeooo:paragraph-rsid="0023e500" style:font-size-asian="10pt"/>
    </style:style>
    <style:style style:name="P27" style:family="paragraph" style:parent-style-name="Standard">
      <style:text-properties fo:color="#4169e1" style:font-name="Monospace" fo:font-size="10pt" officeooo:rsid="00136f8d" officeooo:paragraph-rsid="00136f8d" fo:background-color="#e8f2fe" style:font-size-asian="10pt"/>
    </style:style>
    <style:style style:name="P28" style:family="paragraph" style:parent-style-name="Standard">
      <style:text-properties officeooo:rsid="0027817c" officeooo:paragraph-rsid="0027817c"/>
    </style:style>
    <style:style style:name="P29" style:family="paragraph" style:parent-style-name="Standard">
      <style:text-properties officeooo:rsid="0027817c" officeooo:paragraph-rsid="0029466a"/>
    </style:style>
    <style:style style:name="P30" style:family="paragraph" style:parent-style-name="Standard">
      <style:text-properties officeooo:rsid="0027817c" officeooo:paragraph-rsid="002b1a75"/>
    </style:style>
    <style:style style:name="P31" style:family="paragraph" style:parent-style-name="Standard">
      <style:text-properties officeooo:paragraph-rsid="0027817c"/>
    </style:style>
    <style:style style:name="P32" style:family="paragraph" style:parent-style-name="Standard">
      <style:text-properties officeooo:rsid="0029466a" officeooo:paragraph-rsid="0029466a"/>
    </style:style>
    <style:style style:name="P33" style:family="paragraph" style:parent-style-name="Standard">
      <style:text-properties officeooo:paragraph-rsid="0029466a"/>
    </style:style>
    <style:style style:name="P34" style:family="paragraph" style:parent-style-name="Standard">
      <style:text-properties officeooo:paragraph-rsid="002b1a75"/>
    </style:style>
    <style:style style:name="P35" style:family="paragraph" style:parent-style-name="Standard">
      <style:text-properties officeooo:rsid="002bc6fc" officeooo:paragraph-rsid="002bc6fc"/>
    </style:style>
    <style:style style:name="P36" style:family="paragraph" style:parent-style-name="Standard">
      <style:text-properties officeooo:rsid="0018e181" officeooo:paragraph-rsid="002bd429"/>
    </style:style>
    <style:style style:name="P37" style:family="paragraph" style:parent-style-name="Standard">
      <style:text-properties officeooo:rsid="0033f1a1" officeooo:paragraph-rsid="002b1a75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466a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1a75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36f8d" officeooo:paragraph-rsid="0014087a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6f8d" officeooo:paragraph-rsid="0029466a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7817c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b1a75" style:font-size-asian="10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14087a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36f8d" officeooo:paragraph-rsid="0027817c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36f8d" officeooo:paragraph-rsid="0029466a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27817c" officeooo:paragraph-rsid="0029466a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font-weight="normal" officeooo:rsid="001766a4" officeooo:paragraph-rsid="001766a4" style:font-weight-asian="normal" style:font-weight-complex="normal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font-size="8pt" officeooo:rsid="00223da7" officeooo:paragraph-rsid="00223da7" style:font-size-asian="8pt" style:font-size-complex="8pt"/>
    </style:style>
    <style:style style:name="P5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fo:font-size="7pt" officeooo:rsid="0023e500" officeooo:paragraph-rsid="0023e500" style:font-size-asian="7pt" style:font-size-complex="7pt"/>
    </style:style>
    <style:style style:name="P5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5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officeooo:paragraph-rsid="0023e500" style:font-size-asian="7pt" style:font-size-complex="7pt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font-size="7pt" officeooo:paragraph-rsid="0023e500" style:font-size-asian="7pt" style:font-size-complex="7pt"/>
    </style:style>
    <style:style style:name="P5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fo:font-style="italic" style:font-size-asian="7pt" style:font-style-asian="italic" style:font-size-complex="7pt" style:font-style-complex="italic"/>
    </style:style>
    <style:style style:name="P5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fo:font-style="italic" officeooo:paragraph-rsid="0023e500" style:font-size-asian="7pt" style:font-style-asian="italic" style:font-size-complex="7pt" style:font-style-complex="italic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fo:color="#7f0055" style:font-name="Monospace" fo:font-size="8pt" fo:font-weight="bold" officeooo:rsid="00223da7" officeooo:paragraph-rsid="00223da7" style:font-size-asian="8pt" style:font-weight-asian="bold" style:font-size-complex="8pt"/>
    </style:style>
    <style:style style:name="P6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7f0055" style:font-name="Monospace" fo:font-size="7pt" fo:font-style="italic" fo:font-weight="bold" officeooo:rsid="0023e500" style:font-size-asian="7pt" style:font-style-asian="italic" style:font-weight-asian="bold" style:font-size-complex="7pt" style:font-style-complex="italic"/>
    </style:style>
    <style:style style:name="P6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7f0055" style:font-name="Monospace" fo:font-size="7pt" fo:font-style="italic" fo:font-weight="bold" officeooo:rsid="0023e500" officeooo:paragraph-rsid="0023e500" style:font-size-asian="7pt" style:font-style-asian="italic" style:font-weight-asian="bold" style:font-size-complex="7pt" style:font-style-complex="italic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223da7" officeooo:paragraph-rsid="00223da7" style:font-size-asian="8pt" style:font-size-complex="8pt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223da7" officeooo:paragraph-rsid="0023e500" style:font-size-asian="8pt" style:font-size-complex="8pt"/>
    </style:style>
    <style:style style:name="P6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paragraph-rsid="0023e500" style:font-size-asian="8pt" style:font-size-complex="8pt"/>
    </style:style>
    <style:style style:name="P6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7pt" style:font-size-asian="7pt" style:font-size-complex="7pt"/>
    </style:style>
    <style:style style:name="P6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7pt" officeooo:paragraph-rsid="0023e500" style:font-size-asian="7pt" style:font-size-complex="7pt"/>
    </style:style>
    <style:style style:name="P69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7pt" officeooo:rsid="0023e500" officeooo:paragraph-rsid="0023e500" style:font-size-asian="7pt" style:font-size-complex="7pt"/>
    </style:style>
    <style:style style:name="P70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rsid="00223da7" officeooo:paragraph-rsid="00223da7" style:font-size-asian="8pt" style:font-size-complex="8pt"/>
    </style:style>
    <style:style style:name="P71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rsid="00223da7" officeooo:paragraph-rsid="0023e500" style:font-size-asian="8pt" style:font-size-complex="8pt"/>
    </style:style>
    <style:style style:name="P7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3f7f5f" style:font-name="Monospace" fo:font-size="8pt" style:font-size-asian="8pt" style:font-size-complex="8pt"/>
    </style:style>
    <style:style style:name="P7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3f7f5f" style:font-name="Monospace" fo:font-size="8pt" officeooo:paragraph-rsid="0023e500" style:font-size-asian="8pt" style:font-size-complex="8pt"/>
    </style:style>
    <style:style style:name="P74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rsid="0023e500" officeooo:paragraph-rsid="0023e500" style:font-size-asian="8pt" style:font-size-complex="8pt"/>
    </style:style>
    <style:style style:name="P75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paragraph-rsid="0023e500" style:font-size-asian="8pt" style:font-size-complex="8pt"/>
    </style:style>
    <style:style style:name="P76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7pt" officeooo:rsid="0023e500" officeooo:paragraph-rsid="0023e500" style:font-size-asian="7pt" style:font-size-complex="7pt"/>
    </style:style>
    <style:style style:name="P7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3f7f5f" style:font-name="Monospace" fo:font-size="7pt" style:font-size-asian="7pt" style:font-size-complex="7pt"/>
    </style:style>
    <style:style style:name="P78" style:family="paragraph" style:parent-style-name="Standard">
      <style:text-properties officeooo:rsid="002bd429" officeooo:paragraph-rsid="002bd429"/>
    </style:style>
    <style:style style:name="P79" style:family="paragraph" style:parent-style-name="Standard">
      <style:text-properties fo:color="#000000" style:font-name="Monospace" fo:font-size="10pt" officeooo:rsid="0027817c" officeooo:paragraph-rsid="0027817c" style:font-size-asian="10pt"/>
    </style:style>
    <style:style style:name="P80" style:family="paragraph" style:parent-style-name="Standard">
      <style:text-properties fo:color="#000000" style:font-name="Monospace" fo:font-size="10pt" officeooo:rsid="00136f8d" officeooo:paragraph-rsid="0027817c" style:font-size-asian="10pt"/>
    </style:style>
    <style:style style:name="P81" style:family="paragraph" style:parent-style-name="Standard">
      <style:text-properties fo:color="#000000" style:font-name="Monospace" fo:font-size="10pt" officeooo:rsid="0029466a" officeooo:paragraph-rsid="0029466a" style:font-size-asian="10pt"/>
    </style:style>
    <style:style style:name="P82" style:family="paragraph" style:parent-style-name="Standard">
      <style:text-properties fo:color="#000000" style:font-name="Monospace" fo:font-size="10pt" officeooo:rsid="00136f8d" officeooo:paragraph-rsid="0029466a" fo:background-color="#f0d8a8" style:font-size-asian="10pt"/>
    </style:style>
    <style:style style:name="P83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223da7" officeooo:paragraph-rsid="0023e500" style:font-size-asian="8pt" style:font-size-complex="8pt"/>
    </style:style>
    <style:style style:name="P84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380373" officeooo:paragraph-rsid="00380373" style:font-size-asian="8pt" style:font-size-complex="8pt"/>
    </style:style>
    <style:style style:name="P85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7pt" officeooo:rsid="00223da7" officeooo:paragraph-rsid="0023e500" style:font-size-asian="7pt" style:font-size-complex="7pt"/>
    </style:style>
    <style:style style:name="P86" style:family="paragraph">
      <loext:graphic-properties draw:opacity="0%"/>
    </style:style>
    <style:style style:name="P87" style:family="paragraph">
      <loext:graphic-properties draw:fill="none" draw:fill-color="#ffffff"/>
      <style:paragraph-properties style:writing-mode="lr-tb"/>
      <style:text-properties fo:color="#ff0000" fo:font-size="11pt" style:font-size-asian="11pt" style:font-size-complex="11pt"/>
    </style:style>
    <style:style style:name="T1" style:family="text">
      <style:text-properties fo:color="#000000" style:font-name="Monospace"/>
    </style:style>
    <style:style style:name="T2" style:family="text">
      <style:text-properties fo:color="#000000" style:font-name="Monospace" fo:font-size="10pt" fo:background-color="#e8f2fe" loext:char-shading-value="0" style:font-size-asian="10pt"/>
    </style:style>
    <style:style style:name="T3" style:family="text">
      <style:text-properties fo:color="#000000" style:font-name="Monospace" fo:font-size="10pt" officeooo:rsid="00136f8d" fo:background-color="#e8f2fe" loext:char-shading-value="0" style:font-size-asian="10pt"/>
    </style:style>
    <style:style style:name="T4" style:family="text">
      <style:text-properties fo:color="#000000" style:font-name="Monospace" fo:font-size="10pt" fo:background-color="#f0d8a8" loext:char-shading-value="0" style:font-size-asian="10pt"/>
    </style:style>
    <style:style style:name="T5" style:family="text">
      <style:text-properties fo:color="#000000" style:font-name="Monospace" fo:font-size="10pt" officeooo:rsid="00136f8d" fo:background-color="#f0d8a8" loext:char-shading-value="0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2535fe" style:font-size-asian="10pt"/>
    </style:style>
    <style:style style:name="T8" style:family="text">
      <style:text-properties fo:color="#000000" style:font-name="Monospace" fo:font-size="10pt" officeooo:rsid="00136f8d" style:font-size-asian="10pt"/>
    </style:style>
    <style:style style:name="T9" style:family="text">
      <style:text-properties fo:color="#000000" style:font-name="Monospace" fo:font-size="10pt" officeooo:rsid="0027817c" style:font-size-asian="10pt"/>
    </style:style>
    <style:style style:name="T10" style:family="text">
      <style:text-properties fo:color="#000000" style:font-name="Monospace" fo:font-size="10pt" officeooo:rsid="0029466a" style:font-size-asian="10pt"/>
    </style:style>
    <style:style style:name="T11" style:family="text">
      <style:text-properties fo:color="#000000" style:font-name="Monospace" fo:font-size="10pt" officeooo:rsid="0039896d" style:font-size-asian="10pt"/>
    </style:style>
    <style:style style:name="T12" style:family="text">
      <style:text-properties fo:color="#000000" style:font-name="Monospace" fo:font-size="10pt" officeooo:rsid="003ae35e" style:font-size-asian="10pt"/>
    </style:style>
    <style:style style:name="T13" style:family="text">
      <style:text-properties fo:color="#000000" style:font-name="Monospace" fo:font-size="10pt" fo:font-style="italic" officeooo:rsid="002535fe" style:font-size-asian="10pt" style:font-style-asian="italic" style:font-style-complex="italic"/>
    </style:style>
    <style:style style:name="T14" style:family="text">
      <style:text-properties fo:color="#000000" style:font-name="Monospace" fo:font-size="10pt" fo:font-weight="normal" officeooo:rsid="00136f8d" style:font-size-asian="10pt" style:font-weight-asian="normal" style:font-weight-complex="normal"/>
    </style:style>
    <style:style style:name="T15" style:family="text">
      <style:text-properties fo:color="#000000" style:font-name="Monospace" fo:background-color="#e8f2fe" loext:char-shading-value="0"/>
    </style:style>
    <style:style style:name="T16" style:family="text">
      <style:text-properties fo:color="#000000" style:font-name="Monospace" officeooo:rsid="0023e500"/>
    </style:style>
    <style:style style:name="T17" style:family="text">
      <style:text-properties fo:color="#000000" style:font-name="Monospace" fo:font-size="12pt" fo:font-style="normal" fo:font-weight="bold" officeooo:rsid="002535fe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officeooo:rsid="00136f8d" style:font-size-asian="10pt" style:font-weight-asian="bold"/>
    </style:style>
    <style:style style:name="T20" style:family="text">
      <style:text-properties fo:color="#7f0055" style:font-name="Monospace" fo:font-size="10pt" fo:font-weight="bold" style:font-size-asian="10pt" style:font-weight-asian="bold" style:font-weight-complex="bold"/>
    </style:style>
    <style:style style:name="T21" style:family="text">
      <style:text-properties fo:color="#7f0055" style:font-name="Monospace" fo:font-size="10pt" fo:font-weight="bold" officeooo:rsid="0014087a" style:font-size-asian="10pt" style:font-weight-asian="bold" style:font-weight-complex="bold"/>
    </style:style>
    <style:style style:name="T22" style:family="text">
      <style:text-properties fo:color="#7f0055" style:font-name="Monospace" fo:font-weight="bold" style:font-weight-asian="bold"/>
    </style:style>
    <style:style style:name="T23" style:family="text">
      <style:text-properties fo:color="#7f0055" style:font-name="Monospace" fo:font-weight="bold" officeooo:rsid="0023e500" style:font-weight-asian="bold"/>
    </style:style>
    <style:style style:name="T24" style:family="text">
      <style:text-properties fo:color="#4169e1" style:font-name="Monospace"/>
    </style:style>
    <style:style style:name="T25" style:family="text">
      <style:text-properties fo:color="#4169e1" style:font-name="Monospace" fo:font-size="10pt" style:font-size-asian="10pt"/>
    </style:style>
    <style:style style:name="T26" style:family="text">
      <style:text-properties fo:color="#4169e1" style:font-name="Monospace" fo:font-size="10pt" officeooo:rsid="00136f8d" style:font-size-asian="10pt"/>
    </style:style>
    <style:style style:name="T27" style:family="text">
      <style:text-properties fo:color="#4169e1" style:font-name="Monospace" fo:font-size="10pt" fo:background-color="#e8f2fe" loext:char-shading-value="0" style:font-size-asian="10pt"/>
    </style:style>
    <style:style style:name="T28" style:family="text">
      <style:text-properties fo:color="#4169e1" style:font-name="Monospace" fo:background-color="#e8f2fe" loext:char-shading-value="0"/>
    </style:style>
    <style:style style:name="T29" style:family="text">
      <style:text-properties fo:color="#4169e1" fo:background-color="#e8f2fe" loext:char-shading-value="0"/>
    </style:style>
    <style:style style:name="T30" style:family="text">
      <style:text-properties officeooo:rsid="0015c640"/>
    </style:style>
    <style:style style:name="T31" style:family="text">
      <style:text-properties officeooo:rsid="001766a4"/>
    </style:style>
    <style:style style:name="T32" style:family="text">
      <style:text-properties officeooo:rsid="0018a5b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1d8bf2"/>
    </style:style>
    <style:style style:name="T35" style:family="text">
      <style:text-properties fo:font-style="italic" fo:font-weight="bold" officeooo:rsid="001d8bf2" style:font-style-asian="italic" style:font-weight-asian="bold" style:font-style-complex="italic" style:font-weight-complex="bold"/>
    </style:style>
    <style:style style:name="T36" style:family="text">
      <style:text-properties fo:color="#3465a4" style:font-name="Monospace"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f682e" style:font-weight-asian="normal" style:font-weight-complex="normal"/>
    </style:style>
    <style:style style:name="T39" style:family="text">
      <style:text-properties fo:font-weight="normal" officeooo:rsid="001d8bf2" style:font-weight-asian="normal" style:font-weight-complex="normal"/>
    </style:style>
    <style:style style:name="T40" style:family="text">
      <style:text-properties officeooo:rsid="002535fe"/>
    </style:style>
    <style:style style:name="T41" style:family="text">
      <style:text-properties officeooo:rsid="0027817c"/>
    </style:style>
    <style:style style:name="T42" style:family="text">
      <style:text-properties officeooo:rsid="0029466a"/>
    </style:style>
    <style:style style:name="T43" style:family="text">
      <style:text-properties officeooo:rsid="002b1a75"/>
    </style:style>
    <style:style style:name="T44" style:family="text">
      <style:text-properties fo:color="#004080" fo:background-color="#e8f2fe" loext:char-shading-value="0"/>
    </style:style>
    <style:style style:name="T45" style:family="text">
      <style:text-properties fo:background-color="#e8f2fe" loext:char-shading-value="0"/>
    </style:style>
    <style:style style:name="T46" style:family="text">
      <style:text-properties officeooo:rsid="00395f31"/>
    </style:style>
    <style:style style:name="T47" style:family="text">
      <style:text-properties fo:color="#ff0000" fo:font-size="11pt" style:font-size-asian="11pt" style:font-size-complex="11pt"/>
    </style:style>
    <style:style style:name="gr1" style:family="graphic">
      <style:graphic-properties svg:stroke-width="0.049cm" svg:stroke-color="#ff0000" draw:marker-start-width="0.42cm" draw:marker-end-width="0.42cm" draw:opacity="0%" draw:textarea-horizontal-align="justify" draw:textarea-vertical-align="middle" draw:auto-grow-height="false" fo:min-height="1.302cm" fo:min-width="7.964cm" fo:padding-top="0.023cm" fo:padding-bottom="0.023cm" fo:padding-left="0.023cm" fo:padding-right="0.02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ff0000" draw:marker-start-width="0.42cm" draw:marker-end-width="0.42cm" draw:opacity="0%" draw:textarea-horizontal-align="justify" draw:textarea-vertical-align="middle" draw:auto-grow-height="false" fo:min-height="1.319cm" fo:min-width="7.982cm" fo:padding-top="0.023cm" fo:padding-bottom="0.023cm" fo:padding-left="0.023cm" fo:padding-right="0.02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>OBJETIVOS</text:p>
      <text:p text:style-name="P1">Facilitar a escrita e execução de testes unitários de funções shell script</text:p>
      <text:p text:style-name="P1"/>
      <text:p text:style-name="P7">Escrita</text:p>
      <text:p text:style-name="P14">- Padronizar o “layout” do código fonte para testes</text:p>
      <text:p text:style-name="P14">- Disponibilizar um “executor” de testes unitários, que possa ser usado para executar</text:p>
      <text:p text:style-name="P50">* Apenas 1 teste específico</text:p>
      <text:p text:style-name="P50">* Apenas 1 arquivo (caso de teste) específico</text:p>
      <text:p text:style-name="P50">* Vários casos de teste</text:p>
      <text:p text:style-name="P50">* Todos os testes unitários de um projeto</text:p>
      <text:p text:style-name="P14"/>
      <text:p text:style-name="P1">- <text:span text:style-name="T31">Fornecer métodos que facilitem criação de asserções</text:span></text:p>
      <text:p text:style-name="P1"/>
      <text:p text:style-name="P7">Execução</text:p>
      <text:p text:style-name="P1">- <text:span text:style-name="T30">Durante a execução mostrar totais e estatísticas da execução</text:span></text:p>
      <text:p text:style-name="P1"/>
      <text:p text:style-name="P8">CONCEITOS</text:p>
      <text:p text:style-name="P6"/>
      <text:p text:style-name="P6">Casos de Teste <text:span text:style-name="T32">= “teste” =</text:span> TestCase</text:p>
      <text:p text:style-name="P6">Asserções – Assertion</text:p>
      <text:p text:style-name="P35">SUT</text:p>
      <text:p text:style-name="P35"/>
      <text:p text:style-name="P78">1 arquivo de teste pode ter várias funções que são casos de teste</text:p>
      <text:p text:style-name="P78">Além das funções que são os casos de teste outras funções auxiliares podem existir</text:p>
      <text:p text:style-name="P36">1 Caso de teste pode ter várias asserções</text:p>
      <text:p text:style-name="P1"/>
      <text:p text:style-name="P10">NOMENCLATURA</text:p>
      <text:p text:style-name="P19">Os arquivos começam com o prefixo “sh_unit_”</text:p>
      <text:p text:style-name="P19"/>
      <text:p text:style-name="P11">LOG</text:p>
      <text:p text:style-name="P15">Para evitar dependencia circular com o projeto <text:span text:style-name="T33">sh-logger, </text:span>o sh-unit possui um log interno próprio, <text:span text:style-name="T34">o </text:span><text:span text:style-name="T35">sh_unit_log.sh</text:span></text:p>
      <text:p text:style-name="P15"/>
      <text:p text:style-name="P11">TESTES UNITARIOS DO SH-UNIT</text:p>
      <text:p text:style-name="P25"><text:span text:style-name="T37">Para evitar dependencia circular com ele próprio </text:span><text:span text:style-name="T38">(por exemplo versao 1.4.x precisa da versao 1.3.x para rodar teste unitarios de seus próprios métodos)</text:span><text:span text:style-name="T37">, o sh-unit possui seu próprio mecanismo de teste unitário, </text:span><text:span text:style-name="T39">implementado em </text:span><text:span text:style-name="T35">sh_unit_base4_unit_test_itself.sh</text:span></text:p>
      <text:p text:style-name="P2"/>
      <text:p text:style-name="P20">Cada arquivo de testes deve iniciar com </text:p>
      <text:p text:style-name="P20"/>
      <text:p text:style-name="P60">#!/usr/bin/env bash</text:p>
      <text:p text:style-name="P53"/>
      <text:p text:style-name="P63">. ../../../bootstrap.sh</text:p>
      <text:p text:style-name="P18"/>
      <text:p text:style-name="P18"/>
      <text:p text:style-name="P18">Seguido pela inclusão do arquivo que possui o mecanismo básico para testes unitarios do sh-unit:</text:p>
      <text:p text:style-name="P18"/>
      <text:p text:style-name="P51"><text:span text:style-name="T15">include_file </text:span><text:span text:style-name="T28">"$TEST_DIR_PATH/base/sh_unit_base4_unit_test_itself.sh"</text:span></text:p>
      <text:p text:style-name="P18"/>
      <text:p text:style-name="P22"><text:span text:style-name="T6">Em seguinda é feita a inclusão do arquivo contendo as funções e variáveis a serem testadas, </text:span><text:span text:style-name="T7">o “SUT” (</text:span><text:span text:style-name="T17">S</text:span><text:span text:style-name="T13">ubject </text:span><text:span text:style-name="T17">U</text:span><text:span text:style-name="T13">nder </text:span><text:span text:style-name="T17">T</text:span><text:span text:style-name="T13">est</text:span><text:span text:style-name="T7">)</text:span><text:span text:style-name="T6">:</text:span></text:p>
      <text:p text:style-name="P18"/>
      <text:p text:style-name="P70"># ======================================</text:p>
      <text:p text:style-name="P72"><text:soft-page-break/># SUT</text:p>
      <text:p text:style-name="P72"># ======================================</text:p>
      <text:p text:style-name="P51"><text:span text:style-name="T1">include_file </text:span><text:span text:style-name="T24">"$SRC_DIR_PATH/sh_unit_log.sh"</text:span></text:p>
      <text:p text:style-name="P18"/>
      <text:p text:style-name="P23">Seguem-se 2 seções para definir o código que será executado antes de iniciar a execução de todos os testes e depois de finalizar a execução de todos os testes</text:p>
      <text:p text:style-name="P23"/>
      <text:p text:style-name="P74"># ======================================</text:p>
      <text:p text:style-name="P72"># "Set-Up"</text:p>
      <text:p text:style-name="P72"><draw:custom-shape text:anchor-type="paragraph" draw:z-index="0" draw:name="Shape1" draw:style-name="gr3" draw:text-style-name="P86" svg:width="8.155cm" svg:height="1.493cm" svg:x="1.115cm" svg:y="0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# ======================================</text:p>
      <text:p text:style-name="P65"><draw:frame text:anchor-type="paragraph" draw:z-index="1" draw:name="Shape2" draw:style-name="gr2" draw:text-style-name="P87" svg:width="5.822cm" svg:height="1.371cm" svg:x="9.437cm" svg:y="0.266cm"><draw:text-box><text:p><text:span text:style-name="T47">Função definida e executada imediatamente!</text:span></text:p></draw:text-box></draw:frame>set_up() {</text:p>
      <text:p text:style-name="P65"><text:tab/>init_sh_unit_internal_tests_execution</text:p>
      <text:p text:style-name="P65">}</text:p>
      <text:p text:style-name="P65">set_up</text:p>
      <text:p text:style-name="P53"/>
      <text:p text:style-name="P72"># ======================================</text:p>
      <text:p text:style-name="P72"># "Teardown"</text:p>
      <text:p text:style-name="P72"><draw:custom-shape text:anchor-type="paragraph" draw:z-index="3" draw:name="Shape1_0" draw:style-name="gr1" draw:text-style-name="P86" svg:width="8.155cm" svg:height="1.493cm" svg:x="1.139cm" svg:y="0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# ======================================</text:p>
      <text:p text:style-name="P65"><draw:frame text:anchor-type="paragraph" draw:z-index="2" draw:name="Shape2_0" draw:style-name="gr2" draw:text-style-name="P87" svg:width="5.822cm" svg:height="1.371cm" svg:x="9.509cm" svg:y="0.118cm"><draw:text-box><text:p><text:span text:style-name="T47">Função definida e utilizada imediatamente: sera executada antes do sinal EXIT</text:span></text:p></draw:text-box></draw:frame>tear_down() {</text:p>
      <text:p text:style-name="P65"><text:tab/>finish_sh_unit_internal_tests_execution</text:p>
      <text:p text:style-name="P65">}</text:p>
      <text:p text:style-name="P52"><text:span text:style-name="T22">trap</text:span><text:span text:style-name="T1"> </text:span><text:span text:style-name="T24">"tear_down"</text:span><text:span text:style-name="T1"> EXIT</text:span></text:p>
      <text:p text:style-name="P23"/>
      <text:p text:style-name="P23">Opcionalmente temos mais 2 seções para definir o código que será executado antes do inicio de cada testes e depois de terminar a execução de cada testesdeve</text:p>
      <text:p text:style-name="P24"/>
      <text:p text:style-name="P75"># ======================================</text:p>
      <text:p text:style-name="P72"># Before each TestCase Start</text:p>
      <text:p text:style-name="P72"># ======================================</text:p>
      <text:p text:style-name="P52"><text:span text:style-name="T36">before_testcase_start</text:span><text:span text:style-name="T1">() {</text:span></text:p>
      <text:p text:style-name="P65"><text:tab/>reset_g_test_execution_status</text:p>
      <text:p text:style-name="P65"><text:tab/>reset_g_test_counters</text:p>
      <text:p text:style-name="P65">}</text:p>
      <text:p text:style-name="P53"/>
      <text:p text:style-name="P72"># ======================================</text:p>
      <text:p text:style-name="P72"># After each TestCase Finish</text:p>
      <text:p text:style-name="P72"># ======================================</text:p>
      <text:p text:style-name="P52"><text:span text:style-name="T36">after_testcase_finish</text:span><text:span text:style-name="T1">() {</text:span></text:p>
      <text:p text:style-name="P65"><text:tab/>reset_g_test_execution_status</text:p>
      <text:p text:style-name="P65"><text:tab/>reset_g_test_counters</text:p>
      <text:p text:style-name="P66">}</text:p>
      <text:p text:style-name="P24"/>
      <text:p text:style-name="P23">Por fim temos a seção onde estarão todos os testes/casos de testes/Test Cases <text:span text:style-name="T40">para as funções e variaveis do arquivo a ser testado (“SUT”)</text:span></text:p>
      <text:p text:style-name="P23"/>
      <text:p text:style-name="P76"># ======================================</text:p>
      <text:p text:style-name="P77"># Tests</text:p>
      <text:p text:style-name="P77"># ======================================</text:p>
      <text:p text:style-name="P55"><text:span text:style-name="T1">test_</text:span><text:span text:style-name="T16">function_name1</text:span><text:span text:style-name="T1">() {</text:span></text:p>
      <text:p text:style-name="P55"><text:span text:style-name="T1"><text:tab/></text:span><text:span text:style-name="T36">before_testcase_start</text:span></text:p>
      <text:p text:style-name="P67"><text:tab/></text:p>
      <text:p text:style-name="P58"><text:span text:style-name="T22"><text:tab/></text:span><text:span text:style-name="T23">adjust environment</text:span></text:p>
      <text:p text:style-name="P61"><text:tab/>call function</text:p>
      <text:p text:style-name="P61"><text:tab/>assertion of results</text:p>
      <text:p text:style-name="P67"><text:tab/></text:p>
      <text:p text:style-name="P55"><text:span text:style-name="T1"><text:tab/></text:span><text:span text:style-name="T36">after_testcase_finish</text:span></text:p>
      <text:p text:style-name="P69">}</text:p>
      <text:p text:style-name="P69"/>
      <text:p text:style-name="P56"><text:span text:style-name="T1">test_</text:span><text:span text:style-name="T16">function_name2</text:span><text:span text:style-name="T1">() {</text:span></text:p>
      <text:p text:style-name="P56"><text:span text:style-name="T1"><text:tab/></text:span><text:span text:style-name="T36">before_testcase_start</text:span></text:p>
      <text:p text:style-name="P68"><text:tab/></text:p>
      <text:p text:style-name="P59"><text:span text:style-name="T22"><text:tab/></text:span><text:span text:style-name="T23">adjust environment</text:span></text:p>
      <text:p text:style-name="P62"><text:tab/>call function</text:p>
      <text:p text:style-name="P62"><text:tab/>assertion of results</text:p>
      <text:p text:style-name="P68"><text:tab/></text:p>
      <text:p text:style-name="P56"><text:span text:style-name="T1"><text:tab/></text:span><text:span text:style-name="T36">after_testcase_finish</text:span></text:p>
      <text:p text:style-name="P69">}</text:p>
      <text:p text:style-name="P57"/>
      <text:p text:style-name="P54">(...)</text:p>
      <text:p text:style-name="P57"/>
      <text:p text:style-name="P56"><text:span text:style-name="T1">test_</text:span><text:span text:style-name="T16">function_nameN</text:span><text:span text:style-name="T1">() {</text:span></text:p>
      <text:p text:style-name="P56"><text:span text:style-name="T1"><text:tab/></text:span><text:span text:style-name="T36">before_testcase_start</text:span></text:p>
      <text:p text:style-name="P68"><text:tab/></text:p>
      <text:p text:style-name="P59"><text:span text:style-name="T22"><text:tab/></text:span><text:span text:style-name="T23">adjust environment</text:span></text:p>
      <text:p text:style-name="P62"><text:tab/>call function</text:p>
      <text:p text:style-name="P62"><text:tab/>assertion of results</text:p>
      <text:p text:style-name="P68"><text:soft-page-break/><text:tab/></text:p>
      <text:p text:style-name="P56"><text:span text:style-name="T1"><text:tab/></text:span><text:span text:style-name="T36">after_testcase_finish</text:span></text:p>
      <text:p text:style-name="P69">}</text:p>
      <text:p text:style-name="P20"/>
      <text:p text:style-name="P21"><text:span text:style-name="T46">Para encerrar o trecho que permite que a execução possa ser feita manualmente. </text:span>Como não temos um runner, pois o runner é uma das coisas a serem testadas, a chamada dos testes deve ser feita “na mão”, <text:span text:style-name="T46">executando o próprio arquivo de testes. Ao ser executado, o trecho abaixo é o que efetivamente irá rodar os testes</text:span></text:p>
      <text:p text:style-name="P26"/>
      <text:p text:style-name="P71"># ======================================</text:p>
      <text:p text:style-name="P73"># RUN Tests</text:p>
      <text:p text:style-name="P73"># ======================================</text:p>
      <text:p text:style-name="P85"><text:span text:style-name="T45">[[ </text:span><text:span text:style-name="T44">-z</text:span><text:span text:style-name="T45"> </text:span><text:span text:style-name="T29">"$IS_TESTRUNNER_EXECUTION"</text:span><text:span text:style-name="T45"> || </text:span><text:span text:style-name="T29">"$IS_TESTRUNNER_EXECUTION"</text:span><text:span text:style-name="T45"> != </text:span><text:span text:style-name="T29">"$TRUE"</text:span><text:span text:style-name="T45"> ]] &amp;&amp; {</text:span></text:p>
      <text:p text:style-name="P64"><text:s text:c="2"/>test_function_name1</text:p>
      <text:p text:style-name="P64"><text:s text:c="2"/>test_function_name2</text:p>
      <text:p text:style-name="P64"><text:s text:c="2"/>(…)</text:p>
      <text:p text:style-name="P64"><text:s text:c="2"/>test_function_nameN</text:p>
      <text:p text:style-name="P84">}</text:p>
      <text:p text:style-name="P64"/>
      <text:p text:style-name="P23"/>
      <text:p text:style-name="P23"/>
      <text:p text:style-name="P1"/>
      <text:p text:style-name="P9">VARIÁVEIS</text:p>
      <text:p text:style-name="P3"/>
      <text:p text:style-name="P47"><text:span text:style-name="T21">ex</text:span><text:span text:style-name="T20">port</text:span><text:span text:style-name="T6"> TEST_FILENAME_SUFIX=</text:span><text:span text:style-name="T25">"_test.sh"</text:span></text:p>
      <text:p text:style-name="P46"><text:span text:style-name="T19">export</text:span><text:span text:style-name="T8"> TEST_FUNCTION_PREFIX=</text:span><text:span text:style-name="T26">"test_"</text:span></text:p>
      <text:p text:style-name="P44"><text:tab/></text:p>
      <text:p text:style-name="P38"><text:span text:style-name="T18">export</text:span><text:span text:style-name="T6"> STATUS_SUCCESS=</text:span><text:span text:style-name="T25">"$TRUE"</text:span></text:p>
      <text:p text:style-name="P41"><text:span text:style-name="T18">export</text:span><text:span text:style-name="T6"> STATUS_ERROR=</text:span><text:span text:style-name="T25">"$FALSE"</text:span></text:p>
      <text:p text:style-name="P3"/>
      <text:p text:style-name="P3"><text:span text:style-name="T18">export</text:span><text:span text:style-name="T6"> TEST_EXECUTION_STATUS=</text:span><text:span text:style-name="T25">"$STATUS_SUCCESS"</text:span></text:p>
      <text:p text:style-name="P3"><text:span text:style-name="T18">export</text:span><text:span text:style-name="T6"> </text:span><text:span text:style-name="T4">LAST_TESTCASE_EXECUTION_STATUS</text:span><text:span text:style-name="T6">=</text:span><text:span text:style-name="T25">"$STATUS_SUCCESS"</text:span></text:p>
      <text:p text:style-name="P16"/>
      <text:p text:style-name="P3"><text:span text:style-name="T18">export</text:span><text:span text:style-name="T6"> TESTCASE_TOTAL_COUNT=0</text:span></text:p>
      <text:p text:style-name="P38"><text:span text:style-name="T18">export</text:span><text:span text:style-name="T6"> TESTCASE_FAIL_COUNT=0</text:span></text:p>
      <text:p text:style-name="P38"><text:span text:style-name="T18">export</text:span><text:span text:style-name="T6"> TESTCASE_SUCCESS_COUNT=0</text:span></text:p>
      <text:p text:style-name="P43"><text:tab/></text:p>
      <text:p text:style-name="P38"><text:span text:style-name="T18">export</text:span><text:span text:style-name="T6"> ASSERTIONS_TOTAL_COUNT=0</text:span></text:p>
      <text:p text:style-name="P38"><text:span text:style-name="T18">export</text:span><text:span text:style-name="T6"> ASSERTIONS_FAIL_COUNT=0</text:span></text:p>
      <text:p text:style-name="P3"><text:span text:style-name="T18">export</text:span><text:span text:style-name="T6"> ASSERTIONS_SUCCESS_COUNT=0</text:span></text:p>
      <text:p text:style-name="P17"/>
      <text:p text:style-name="P3"><text:span text:style-name="T2">SH_UNIT_TEST_EXECUTION_SUCCESS=</text:span><text:span text:style-name="T27">"$TRUE"</text:span></text:p>
      <text:p text:style-name="P27"/>
      <text:p text:style-name="P13">BREVE EXPLICAÇÃO DAS VARIÁVEIS</text:p>
      <text:p text:style-name="P28"/>
      <text:p text:style-name="P28">------------------------------------------------------------------------------------------------------------------</text:p>
      <text:p text:style-name="P48"><text:span text:style-name="T21">ex</text:span><text:span text:style-name="T20">port</text:span><text:span text:style-name="T6"> TEST_FILENAME_SUFIX=</text:span><text:span text:style-name="T25">"_test.sh"</text:span></text:p>
      <text:p text:style-name="P49"><text:span text:style-name="T19">export</text:span><text:span text:style-name="T8"> TEST_FUNCTION_PREFIX=</text:span><text:span text:style-name="T26">"test_"</text:span></text:p>
      <text:p text:style-name="P29">------------------------------------------------------------------------------------------------------------------</text:p>
      <text:p text:style-name="P31"><text:span text:style-name="T41"><text:tab/>Em um projeto quando o test runner do sh-unit for chamado, ao entrar em execução ele ira considerar que em arquivos que terminam com o sufixo $ </text:span><text:span text:style-name="T14">TEST_FILENAME_SUFIX</text:span><text:span text:style-name="T8"> </text:span><text:span text:style-name="T9">existem testes unitários a serem executados. </text:span></text:p>
      <text:p text:style-name="P79"/>
      <text:p text:style-name="P31"><text:span text:style-name="T9"><text:tab/>Dentro desses arquivos, ele espera que exista um arquivo “SUT” com nome igual ao do arquivo de testes desconsiderando o sufixo $</text:span><text:span text:style-name="T14">TEST_FILENAME_SUFIX</text:span><text:span text:style-name="T8">.</text:span></text:p>
      <text:p text:style-name="P80"/>
      <text:p text:style-name="P28"><text:span text:style-name="T8"><text:tab/></text:span><text:span text:style-name="T6">Para cada função dentro do arquivo “SUT” ele espera que exista pelo menos 1 teste unitário no arquivo de testes. O nome esperado do teste é o nome da função a ser testada antecedido pelo prefixo $</text:span><text:span text:style-name="T8">TEST_FUNCTION_PREFIX</text:span></text:p>
      <text:p text:style-name="P28"/>
      <text:p text:style-name="P29">------------------------------------------------------------------------------------------------------------------</text:p>
      <text:p text:style-name="P39"><text:span text:style-name="T18">export</text:span><text:span text:style-name="T6"> STATUS_SUCCESS=</text:span><text:span text:style-name="T25">"$TRUE"</text:span></text:p>
      <text:p text:style-name="P42"><text:soft-page-break/><text:span text:style-name="T18">export</text:span><text:span text:style-name="T6"> STATUS_ERROR=</text:span><text:span text:style-name="T25">"$FALSE"</text:span></text:p>
      <text:p text:style-name="P29">------------------------------------------------------------------------------------------------------------------</text:p>
      <text:p text:style-name="P32"><text:tab/>O resultado final de um execução de testes unitários, independente da quantidade de testes que foram executados, será sucesso ($<text:span text:style-name="T6">STATUS_SUCCESS) </text:span><text:span text:style-name="T11">se todos os casos de teste forem executados com sucesso,</text:span><text:span text:style-name="T6"> </text:span>ou erro ($<text:span text:style-name="T8">STATUS_ERROR</text:span><text:span text:style-name="T6">), </text:span><text:span text:style-name="T11">se 1 ou + </text:span><text:span text:style-name="T12">asserções feitas durante os casos de teste falharem</text:span><text:span text:style-name="T6">. </text:span></text:p>
      <text:p text:style-name="P81"/>
      <text:p text:style-name="P29">------------------------------------------------------------------------------------------------------------------</text:p>
      <text:p text:style-name="P4"><text:span text:style-name="T18">export</text:span><text:span text:style-name="T6"> TEST_EXECUTION_STATUS=</text:span><text:span text:style-name="T25">"$STATUS_SUCCESS"</text:span></text:p>
      <text:p text:style-name="P42"><text:span text:style-name="T18">export</text:span><text:span text:style-name="T6"> </text:span><text:span text:style-name="T4">LAST_TESTCASE_EXECUTION_STATUS</text:span><text:span text:style-name="T6">=</text:span><text:span text:style-name="T25">"$STATUS_SUCCESS"</text:span></text:p>
      <text:p text:style-name="Standard">------------------------------------------------------------------------------------------------------------------</text:p>
      <text:p text:style-name="P33"><text:span text:style-name="T26"><text:tab/></text:span>O <text:span text:style-name="T42">resultado final de uma execução é armazenado na variável <text:s/>$</text:span><text:span text:style-name="T8">TEST_EXECUTION_STATUS. </text:span><text:span text:style-name="T10">Inicialmente seu valor é sucesso ($</text:span><text:span text:style-name="T8">STATUS_</text:span><text:span text:style-name="T10">SUCCESS). Durante a execução, caso algum caso de teste falhe, seu valor será alterado para erro ($</text:span><text:span text:style-name="T8">STATUS_ERROR</text:span><text:span text:style-name="T10">).</text:span></text:p>
      <text:p text:style-name="P33"><text:span text:style-name="T10"><text:tab/>O resultado da execução do último caso de teste fica armazenado na variável $ </text:span><text:span text:style-name="T5">LAST_TESTCASE_EXECUTION_STATUS.</text:span></text:p>
      <text:p text:style-name="P82"/>
      <text:p text:style-name="P30">------------------------------------------------------------------------------------------------------------------</text:p>
      <text:p text:style-name="P5"><text:span text:style-name="T18">export</text:span><text:span text:style-name="T6"> TESTCASE_TOTAL_COUNT=0</text:span></text:p>
      <text:p text:style-name="P40"><text:span text:style-name="T18">export</text:span><text:span text:style-name="T6"> TESTCASE_FAIL_COUNT=0</text:span></text:p>
      <text:p text:style-name="P40"><text:span text:style-name="T18">export</text:span><text:span text:style-name="T6"> TESTCASE_SUCCESS_COUNT=0</text:span></text:p>
      <text:p text:style-name="P45"><text:tab/></text:p>
      <text:p text:style-name="P40"><text:span text:style-name="T18">export</text:span><text:span text:style-name="T6"> ASSERTIONS_TOTAL_COUNT=0</text:span></text:p>
      <text:p text:style-name="P40"><text:span text:style-name="T18">export</text:span><text:span text:style-name="T6"> ASSERTIONS_FAIL_COUNT=0</text:span></text:p>
      <text:p text:style-name="P5"><text:span text:style-name="T18">export</text:span><text:span text:style-name="T6"> ASSERTIONS_SUCCESS_COUNT=0</text:span></text:p>
      <text:p text:style-name="Standard">------------------------------------------------------------------------------------------------------------------</text:p>
      <text:p text:style-name="Standard"><text:tab/><text:span text:style-name="T43">Durante uma execução são contabilizados quantos casos de teste e quantas asserções foram feitas no total, quantos(as) foram bem sucedidos(as) e quantos(as) falharam.</text:span></text:p>
      <text:p text:style-name="Standard"/>
      <text:p text:style-name="P30">------------------------------------------------------------------------------------------------------------------</text:p>
      <text:p text:style-name="P5"><text:span text:style-name="T2">SH_UNIT_TEST_EXECUTION_SUCCESS=</text:span><text:span text:style-name="T27">"$TRUE"</text:span></text:p>
      <text:p text:style-name="P34">------------------------------------------------------------------------------------------------------------------</text:p>
      <text:p text:style-name="P34"><text:tab/><text:span text:style-name="T43">Para evitar dependência circular consigo mesmo, o sh-unit não usa ele mesmo para executar testes unitários do seu próprio código fonte. Ele possui um mecanismo interno para execução de testes unitários. Esse mecanismo usa a variável $</text:span><text:span text:style-name="T3">SH_UNIT_TEST_EXECUTION_SUCCESS</text:span> para indicar se a execução foi bem sucedida ou falhou.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8:45:51.298181715</meta:creation-date>
    <meta:generator>LibreOffice/6.4.7.2$Linux_X86_64 LibreOffice_project/40$Build-2</meta:generator>
    <dc:date>2022-09-03T13:02:57.286668465</dc:date>
    <meta:editing-duration>PT5H48M3S</meta:editing-duration>
    <meta:editing-cycles>28</meta:editing-cycles>
    <meta:document-statistic meta:table-count="0" meta:image-count="0" meta:object-count="0" meta:page-count="4" meta:paragraph-count="156" meta:word-count="824" meta:character-count="7635" meta:non-whitespace-character-count="6907"/>
  </office:meta>
</office:document-meta>
</file>